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18in" style:page-number="auto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7028in"/>
    </style:style>
    <style:style style:name="Table1.C" style:family="table-column">
      <style:table-column-properties style:column-width="2.1903in"/>
    </style:style>
    <style:style style:name="Table1.D" style:family="table-column">
      <style:table-column-properties style:column-width="1.2861in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7162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25144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6c81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7162d" officeooo:paragraph-rsid="0027162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847e0" officeooo:paragraph-rsid="002847e0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a1952" officeooo:paragraph-rsid="002a195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a1952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6c81e"/>
    </style:style>
    <style:style style:name="T9" style:family="text">
      <style:text-properties fo:font-variant="normal" fo:text-transform="none" fo:letter-spacing="normal" fo:font-style="normal" officeooo:rsid="0027162d"/>
    </style:style>
    <style:style style:name="T10" style:family="text">
      <style:text-properties fo:font-variant="normal" fo:text-transform="none" fo:letter-spacing="normal" fo:font-style="normal" officeooo:rsid="002847e0"/>
    </style:style>
    <style:style style:name="T11" style:family="text">
      <style:text-properties fo:font-variant="normal" fo:text-transform="none" fo:letter-spacing="normal" fo:font-style="normal" officeooo:rsid="002a1952"/>
    </style:style>
    <style:style style:name="T12" style:family="text">
      <style:text-properties officeooo:rsid="0022c423"/>
    </style:style>
    <style:style style:name="T13" style:family="text">
      <style:text-properties officeooo:rsid="00240b69"/>
    </style:style>
    <style:style style:name="T14" style:family="text">
      <style:text-properties officeooo:rsid="00251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*X%LOGOUT*</text:p>
            <text:p text:style-name="P2">LOGOUT</text:p>
          </table:table-cell>
          <table:table-cell table:style-name="Table1.A1" office:value-type="string">
            <text:p text:style-name="P15">*<text:span text:style-name="T3">U</text:span>%<text:span text:style-name="T3">PICKER1</text:span>*</text:p>
            <text:p text:style-name="P25">PICKER1</text:p>
          </table:table-cell>
          <table:table-cell table:style-name="Table1.A1" office:value-type="string">
            <text:p text:style-name="P16">*<text:span text:style-name="T6">C%</text:span><text:span text:style-name="T9">1</text:span>*</text:p>
            <text:p text:style-name="P32">1</text:p>
            <text:p text:style-name="P30"/>
          </table:table-cell>
          <table:table-cell table:style-name="Table1.A1" office:value-type="string">
            <text:p text:style-name="P18">*<text:span text:style-name="T7">P</text:span>%<text:span text:style-name="T5">1</text:span>*</text:p>
            <text:p text:style-name="P8">POS1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5">*<text:span text:style-name="T3">U</text:span>%<text:span text:style-name="T3">PICKER2</text:span>*</text:p>
            <text:p text:style-name="P25">PICKER2</text:p>
          </table:table-cell>
          <table:table-cell table:style-name="Table1.A1" office:value-type="string">
            <text:p text:style-name="P17">*<text:span text:style-name="T6">C%</text:span><text:span text:style-name="T9">2</text:span>*</text:p>
            <text:p text:style-name="P32">2</text:p>
          </table:table-cell>
          <table:table-cell table:style-name="Table1.A1" office:value-type="string">
            <text:p text:style-name="P29">*<text:span text:style-name="T7">P</text:span>%2*</text:p>
            <text:p text:style-name="P9">POS2</text:p>
          </table:table-cell>
        </table:table-row>
        <table:table-row table:style-name="Table1.1">
          <table:table-cell table:style-name="Table1.A1" office:value-type="string">
            <text:p text:style-name="P11">*<text:span text:style-name="T1">X%SETUP*</text:span></text:p>
            <text:p text:style-name="P23">SETUP</text:p>
          </table:table-cell>
          <table:table-cell table:style-name="Table1.A1" office:value-type="string">
            <text:p text:style-name="P15">*L%<text:span text:style-name="T12">D-25</text:span>*</text:p>
            <text:p text:style-name="P26">D-<text:span text:style-name="T14">25</text:span></text:p>
          </table:table-cell>
          <table:table-cell table:style-name="Table1.A1" office:value-type="string">
            <text:p text:style-name="P16">*<text:span text:style-name="T6">C%</text:span><text:span text:style-name="T10">3</text:span>*</text:p>
            <text:p text:style-name="P33">3</text:p>
            <text:p text:style-name="P30"/>
          </table:table-cell>
          <table:table-cell table:style-name="Table1.A1" office:value-type="string">
            <text:p text:style-name="P29">*<text:span text:style-name="T7">P</text:span>%3*</text:p>
            <text:p text:style-name="P9">POS3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*L%<text:span text:style-name="T12">D-75</text:span>*</text:p>
            <text:p text:style-name="P26">D-<text:span text:style-name="T14">75</text:span></text:p>
          </table:table-cell>
          <table:table-cell table:style-name="Table1.A1" office:value-type="string">
            <text:p text:style-name="P17">*<text:span text:style-name="T6">C%</text:span><text:span text:style-name="T10">4</text:span>*</text:p>
            <text:p text:style-name="P33">4</text:p>
          </table:table-cell>
          <table:table-cell table:style-name="Table1.A1" office:value-type="string">
            <text:p text:style-name="P19">*<text:span text:style-name="T7">P</text:span>%<text:span text:style-name="T3">4</text:span>*</text:p>
            <text:p text:style-name="P10">POS<text:span text:style-name="T4">4</text:span></text:p>
          </table:table-cell>
        </table:table-row>
        <table:table-row table:style-name="Table1.1">
          <table:table-cell table:style-name="Table1.A1" office:value-type="string">
            <text:p text:style-name="P28">*X%START*</text:p>
            <text:p text:style-name="P5">START PICK</text:p>
          </table:table-cell>
          <table:table-cell table:style-name="Table1.A1" office:value-type="string">
            <text:p text:style-name="P15">*L%<text:span text:style-name="T12">D-125</text:span>*</text:p>
            <text:p text:style-name="P26">D-1<text:span text:style-name="T14">25</text:span></text:p>
          </table:table-cell>
          <table:table-cell table:style-name="Table1.A1" office:value-type="string">
            <text:p text:style-name="P38">*<text:span text:style-name="T6">C%</text:span><text:span text:style-name="T11">5</text:span>*</text:p>
            <text:p text:style-name="P35">5</text:p>
          </table:table-cell>
          <table:table-cell table:style-name="Table1.A1" office:value-type="string">
            <text:p text:style-name="P19">*<text:span text:style-name="T7">P</text:span>%<text:span text:style-name="T13">5</text:span>*</text:p>
            <text:p text:style-name="P21">POS<text:span text:style-name="T13">5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*<text:span text:style-name="T6">C%</text:span><text:span text:style-name="T11">6</text:span>*</text:p>
            <text:p text:style-name="P35">6</text:p>
          </table:table-cell>
          <table:table-cell table:style-name="Table1.A1" office:value-type="string">
            <text:p text:style-name="P19">*<text:span text:style-name="T7">P</text:span>%<text:span text:style-name="T13">6</text:span>*</text:p>
            <text:p text:style-name="P21">POS<text:span text:style-name="T13">6</text:span></text:p>
          </table:table-cell>
        </table:table-row>
        <table:table-row table:style-name="Table1.1">
          <table:table-cell table:style-name="Table1.A1" office:value-type="string">
            <text:p text:style-name="P28">*X%SHORT*</text:p>
            <text:p text:style-name="P5">SHORT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*<text:span text:style-name="T6">C%</text:span><text:span text:style-name="T11">7</text:span>*</text:p>
            <text:p text:style-name="P35">7</text:p>
          </table:table-cell>
          <table:table-cell table:style-name="Table1.A1" office:value-type="string">
            <text:p text:style-name="P19">*<text:span text:style-name="T7">P</text:span>%<text:span text:style-name="T13">7</text:span>*</text:p>
            <text:p text:style-name="P21">POS<text:span text:style-name="T13">7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*<text:span text:style-name="T6">C%</text:span><text:span text:style-name="T11">8</text:span>*</text:p>
            <text:p text:style-name="P35">8</text:p>
          </table:table-cell>
          <table:table-cell table:style-name="Table1.A1" office:value-type="string">
            <text:p text:style-name="P19">*<text:span text:style-name="T7">P</text:span>%<text:span text:style-name="T13">8</text:span>*</text:p>
            <text:p text:style-name="P21">POS<text:span text:style-name="T13">8</text:span></text:p>
          </table:table-cell>
        </table:table-row>
        <table:table-row table:style-name="Table1.1">
          <table:table-cell table:style-name="Table1.A1" office:value-type="string">
            <text:p text:style-name="P13">*X%NO*</text:p>
            <text:p text:style-name="P3">NO (CO<text:span text:style-name="T2">N</text:span>FIRM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8">*<text:span text:style-name="T6">C%</text:span><text:span text:style-name="T11">9</text:span>*</text:p>
            <text:p text:style-name="P35">9</text:p>
            <text:p text:style-name="P30"/>
          </table:table-cell>
          <table:table-cell table:style-name="Table1.A1" office:value-type="string">
            <text:p text:style-name="P20">*<text:span text:style-name="T7">P</text:span>%<text:span text:style-name="T13">9</text:span>*</text:p>
            <text:p text:style-name="P22">POS<text:span text:style-name="T13">9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2">*<text:span text:style-name="T1">X%YES*</text:span></text:p>
            <text:p text:style-name="P2">YES (CONFIRM)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7-15T13:27:01.003184000</dc:date>
    <meta:editing-duration>P7DT15H55M50S</meta:editing-duration>
    <meta:editing-cycles>29</meta:editing-cycles>
    <meta:generator>LibreOffice/4.2.4.2$MacOSX_x86 LibreOffice_project/63150712c6d317d27ce2db16eb94c2f3d7b699f8</meta:generator>
    <meta:document-statistic meta:table-count="1" meta:image-count="0" meta:object-count="0" meta:page-count="1" meta:paragraph-count="58" meta:word-count="61" meta:character-count="310" meta:non-whitespace-character-count="307"/>
  </office:meta>
</office:document-meta>
</file>